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>
      <style:paragraph-properties fo:margin-top="0cm" fo:margin-bottom="0cm" style:line-height-at-least="0.37cm" fo:text-align="start" style:justify-single-word="false" fo:widows="1" fo:padding="0cm" fo:border="none"/>
      <style:text-properties fo:font-variant="normal" fo:text-transform="none" fo:color="#000000" style:font-name="Helvetica Neue" fo:font-size="8.25pt" fo:letter-spacing="normal" fo:font-style="normal" fo:font-weight="normal" style:font-name-asian="Helvetica Neue" style:font-size-asian="8.25pt" style:font-style-asian="normal" style:font-weight-asian="normal" style:font-name-complex="Helvetica Neue" style:font-size-complex="8.25pt" style:font-style-complex="normal" style:font-weight-complex="normal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fo:text-align="center" style:justify-single-word="false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line-height-at-least="0.37cm" fo:text-align="start" style:justify-single-word="false" fo:widows="1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.185cm" fo:margin-right="0.185cm" fo:margin-top="0cm" fo:margin-bottom="0cm" style:line-height-at-least="0.582cm" fo:text-align="start" style:justify-single-word="false" fo:widows="1" fo:text-indent="0cm" style:auto-text-indent="false" fo:padding="0cm" fo:border="none"/>
      <style:text-properties fo:font-variant="normal" fo:text-transform="none" fo:color="#ffffff" style:font-name="Helvetica Neue" fo:font-size="8.25pt" fo:letter-spacing="normal" fo:font-style="normal" fo:font-weight="normal" fo:background-color="#b0acad"/>
    </style:style>
    <style:style style:name="P8" style:family="paragraph" style:parent-style-name="Text_20_body" style:list-style-name="L2">
      <style:paragraph-properties fo:margin-left="0.185cm" fo:margin-right="0.185cm" fo:margin-top="0cm" fo:margin-bottom="0cm" style:line-height-at-least="0.37cm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 Neue" fo:font-size="8.25pt" fo:letter-spacing="normal" fo:font-style="normal" fo:font-weight="normal"/>
    </style:style>
    <style:style style:name="P9" style:family="paragraph" style:parent-style-name="Text_20_body" style:list-style-name="L2">
      <style:paragraph-properties fo:margin-left="0.185cm" fo:margin-right="0.45cm" fo:margin-top="0cm" fo:margin-bottom="0cm" style:line-height-at-least="0.37cm" fo:text-align="start" style:justify-single-word="false" fo:widows="1" fo:text-indent="0cm" style:auto-text-indent="false" fo:padding="0cm" fo:border="none"/>
      <style:text-properties fo:font-variant="normal" fo:text-transform="none" fo:color="#000000" fo:letter-spacing="normal"/>
    </style:style>
    <style:style style:name="P10" style:family="paragraph" style:parent-style-name="Heading_20_1" style:list-style-name="L2">
      <style:paragraph-properties fo:margin-left="0.185cm" fo:margin-right="0.185cm" fo:margin-top="0cm" fo:margin-bottom="0cm" style:line-height-at-least="0.37cm" fo:text-align="start" style:justify-single-word="false" fo:widows="1" fo:text-indent="0cm" style:auto-text-indent="false" fo:padding="0cm" fo:border="none"/>
      <style:text-properties fo:font-variant="normal" fo:text-transform="none" fo:color="#cc2e6d" style:font-name="Helvetica Neue" fo:font-size="8.25pt" fo:letter-spacing="normal" fo:font-style="normal" fo:font-weight="normal"/>
    </style:style>
    <style:style style:name="T1" style:family="text">
      <style:text-properties fo:font-variant="normal" fo:text-transform="none" fo:color="#000000" style:font-name="Helvetica Neue" fo:font-size="8.25pt" fo:letter-spacing="normal" fo:font-style="normal" fo:font-weight="normal"/>
    </style:style>
    <style:style style:name="T2" style:family="text">
      <style:text-properties fo:font-variant="normal" fo:text-transform="none" fo:color="#003399" style:text-line-through-style="none" style:font-name="Helvetica Neue" fo:font-size="8.25pt" fo:letter-spacing="normal" fo:font-style="normal" style:text-underline-style="none" fo:font-weight="normal" style:text-blinking="fals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32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fr7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 draw:ole-draw-aspect="1" draw:frame-display-border="false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section text:style-name="Sect1" text:name="pub_dart_MBR_T_728x90">
        <text:section text:style-name="Sect2" text:name="pub_dart_MBR_T_728x90_ad_container">
          <text:list xml:id="list2825994820512223410" text:style-name="L1">
            <text:list-header>
              <text:p text:style-name="P5"><draw:frame draw:style-name="fr5" draw:name="Objet1" text:anchor-type="as-char" svg:width="19.262cm" svg:height="2.381cm" draw:z-index="0"><draw:floating-frame xlink:href="http://ams1.ib.adnxs.com/if?e=wqT_3QLTBfBCygIAAAIA1gAFCOr3rbUFEMDS1YOc9LOLTxihy4GByJO832cgASotCYVRyVXOJdc_EYVRyVXOJdc_GWDl0CLb-QdAIRESACkRCfByMPiLUzjIDEDBDEgCUNPwwRFYlY4LYABo3dQCeOkIgAEBigEDVVNEkgEDRVVSmAHYBaABWqgBALABALgBAsABBcgBANABANgBAOABAPABAIoCc3VmKCdhJywgMjU4NjcwLCAxNDU0MDc4OTU0KTt1ZignYwEcGDgxMjU1MyxCHQAkZycsIDg1MDU0NEYcAChyJywgMzY3MzA5Njo6APC9kgKtASFWQzFHTmdpSjFhc0JFTlB3d1JFWUFDQ1ZqZ3N3QVRnQVFBQkl3UXhRLUl0VFdBQmdtUUpvQUhBQWVBQ0FBUUNJQVFDUUFRR1lBUUdnQVFLb0FRT3dBUUM1QWNOVGFpOXlJOVVfd1FHRlVjbFZ6aVhYUDhrQmtabGpHa2t2OERfWkFXS2gxalR2T08wXzRBSExxeEQxQWMzTXpENkFBZ0NZQW9xRTJLb0lvQUlBmgIlITNnZ3hhUWlKMR2w8PBsWTRMSUFBb2lvVFlxZ2cu2AKnBOAC7_sl6gJ4aHR0cDovL3d3dy50ZXZhLmZyL2VtaXNzaW9uLXN1Y3JlbWVudF9ib24vbmV3cy1zdWNyZW1lbnRfYm9uLzc5MjQwNC1sZV90aXJhbWlzdV9jYWZlX21hcnJvbl92YW5pbGxlX2RlX2N5cmlsX2xpZ25hYy5odG1sgAMBiAMBkAMAmAMAoAMAqgMAsAMAuAMAwAOsAsgDANgDuMIu4AMA6AMA-AMBgAQAkgQEL3R0apgEAKIEDzE3Ni4xNTEuMTY2LjEyMKgE2tYBsgQGCAAQABgAuAQA&amp;s=cac1fc0afcfe7ee491fc2ab719a3ab688ac9242b&amp;referrer=http%3A%2F%2Fwww.teva.fr%2Femission-sucrement_bon%2Fnews-sucrement_bon%2F792404-le_tiramisu_cafe_marron_vanille_de_cyril_lignac.html" xlink:type="simple" xlink:show="embed" xlink:actuate="onLoad"/></draw:frame><draw:frame draw:style-name="fr3" draw:name="images1" text:anchor-type="as-char" svg:width="0.041cm" svg:height="0.041cm" draw:z-index="1"><draw:image xlink:href="http://pixel.alephd.com/post_asq?LgDc=&amp;L4DK=285184&amp;rZzC=&amp;aNVl=1&amp;ZzpC=&amp;Dsph=&amp;Hsyz=&amp;0ZGY=36730963&amp;Xyes=&amp;iK5S=&amp;b6lE=0.0548&amp;-tgi=-1&amp;wziz=2.997&amp;vKcZ=5698970672109545792&amp;2jSB=0.361682&amp;-Zu8=&amp;e9iH=7475676986436773281&amp;b5ho=&amp;GAa8=1361400&amp;DH5k=176.151.166.0&amp;8rSZ=&amp;-Z06=0.361682&amp;m9kT=img" xlink:type="simple" xlink:show="embed" xlink:actuate="onLoad"/></draw:frame></text:p>
            </text:list-header>
          </text:list>
        </text:section>
      </text:section>
      <text:list xml:id="list35708383" text:continue-numbering="true" text:style-name="L1">
        <text:list-item>
          <text:p text:style-name="P2"/>
        </text:list-item>
      </text:list>
      <text:p text:style-name="P6"><draw:frame draw:style-name="fr1" draw:name="Cadre1" text:anchor-type="paragraph" svg:width="18.521cm" draw:z-index="2"><draw:text-box fo:min-height="0.041cm"><text:list xml:id="list5549613905522424008" text:style-name="L2"><text:list-item><text:p text:style-name="P9"><text:bookmark text:name="column3"/><text:bookmark text:name="13170"/><draw:frame draw:style-name="fr4" draw:name="images2" text:anchor-type="as-char" svg:width="8.573cm" svg:height="5.689cm" draw:z-index="7"><draw:image xlink:href="http://1.im6.fr/photo/017E00D708311000-photo-tiramisu.jpg" xlink:type="simple" xlink:show="embed" xlink:actuate="onLoad"/></draw:frame></text:p><text:h text:style-name="P10" text:outline-level="1">Le tiramisu café marron vanille de Cyril Lignac</text:h><text:p text:style-name="P7">Partager cette page</text:p><text:p text:style-name="P8"><draw:frame draw:style-name="fr2" draw:name="Cadre2" text:anchor-type="paragraph" svg:width="2.91cm" draw:z-index="3"><draw:text-box fo:min-height="0.041cm"><text:p text:style-name="P1"><draw:frame draw:style-name="fr6" draw:name="Objet2" text:anchor-type="as-char" svg:width="1.879cm" svg:height="0.529cm" draw:z-index="8"><draw:floating-frame xlink:href="http://platform.twitter.com/widgets/tweet_button.baa54ded21a982344c4ced326592f3de.fr.html#dnt=false&amp;id=twitter-widget-0&amp;lang=fr&amp;original_referer=http%3A%2F%2Fwww.teva.fr%2Femission-sucrement_bon%2Fnews-sucrement_bon%2F792404-le_tiramisu_cafe_marron_vanille_de_cyril_lignac.html&amp;size=m&amp;text=Le%20tiramisu%20caf%C3%A9%20marron%20vanille%20de%20Cyril%20Lignac%20SUCR%C3%89MENT%20BON%20T%C3%A9va%20-%20Teva.fr&amp;time=1454079041948&amp;type=share&amp;url=http%3A%2F%2Fwww.teva.fr%2Femission-sucrement_bon%2Fnews-sucrement_bon%2F792404-le_tiramisu_cafe_marron_vanille_de_cyril_lignac.html" xlink:type="simple" xlink:show="embed" xlink:actuate="onLoad"/></draw:frame></text:p></draw:text-box></draw:frame><draw:frame draw:style-name="fr2" draw:name="Cadre3" text:anchor-type="paragraph" svg:width="2.646cm" draw:z-index="4"><draw:text-box fo:min-height="0.041cm"><text:p text:style-name="P3"><draw:frame draw:style-name="fr7" draw:name="Objet3" text:anchor-type="char" svg:width="2.381cm" svg:height="0.529cm" draw:z-index="5"><draw:floating-frame xlink:href="http://www.facebook.com/plugins/like.php?action=like&amp;app_id=202898406409099&amp;channel=http%3A%2F%2Fstaticxx.facebook.com%2Fconnect%2Fxd_arbiter.php%3Fversion%3D42%23cb%3Df39260054%26domain%3Dwww.teva.fr%26origin%3Dhttp%253A%252F%252Fwww.teva.fr%252Ff1b115da88%26relation%3Dparent.parent&amp;color_scheme=light&amp;container_width=0&amp;font=arial&amp;href=http%3A%2F%2Fwww.teva.fr%2Femission-sucrement_bon%2Fnews-sucrement_bon%2F792404-le_tiramisu_cafe_marron_vanille_de_cyril_lignac.html&amp;layout=button_count&amp;locale=fr_FR&amp;sdk=joey&amp;send=false&amp;show_faces=false&amp;width=150" xlink:type="simple" xlink:show="embed" xlink:actuate="onLoad" draw:frame-name="f233df88b4"/></draw:frame></text:p></draw:text-box></draw:frame><draw:frame draw:style-name="fr2" draw:name="Cadre4" text:anchor-type="paragraph" svg:width="2.91cm" draw:z-index="6"><draw:text-box fo:min-height="0.041cm"><text:section text:style-name="Sect3" text:name="___plusone_0"><text:p text:style-name="P4"><draw:frame draw:style-name="fr5" draw:name="Objet4" text:anchor-type="as-char" svg:width="2.381cm" svg:height="0.529cm" draw:z-index="9"><draw:floating-frame xlink:href="https://apis.google.com/u/0/se/0/_/+1/fastbutton?usegapi=1&amp;id=GooglePlusOne_9e668a7e4f3d7c92948aa52298b030bb82b2fb3f_1454073718_8175&amp;annotation=bubble&amp;size=medium&amp;hl=fr-FR&amp;origin=http%3A%2F%2Fwww.teva.fr&amp;url=http%3A%2F%2Fwww.teva.fr%2Femission-sucrement_bon%2Fnews-sucrement_bon%2F792404-le_tiramisu_cafe_marron_vanille_de_cyril_lignac.html&amp;gsrc=3p&amp;ic=1&amp;jsh=m%3B%2F_%2Fscs%2Fapps-static%2F_%2Fjs%2Fk%3Doz.gapi.fr.rpavhlBVGTA.O%2Fm%3D__features__%2Fam%3DAQ%2Frt%3Dj%2Fd%3D1%2Ft%3Dzcms%2Frs%3DAGLTcCMAf-fpdyph6cNM7nfsP5xKCcYYpw#_methods=onPlusOne%2C_ready%2C_close%2C_open%2C_resizeMe%2C_renderstart%2Concircled%2Cdrefresh%2Cerefresh&amp;id=I0_1454078960666&amp;parent=http%3A%2F%2Fwww.teva.fr&amp;pfname=&amp;rpctoken=37560601" xlink:type="simple" xlink:show="embed" xlink:actuate="onLoad" draw:frame-name="I0_1454078960666"/></draw:frame></text:p></text:section></draw:text-box></draw:frame>17/01/2016</text:p><text:p text:style-name="P8">ÉTAPE 1 : le biscuit à la cuillère<text:line-break/>• 100 g de jaunes d'œufs<text:line-break/>• 160 g de sucre<text:line-break/>• 160 g de farine<text:line-break/>• 40 g de fécule de pomme de terre<text:line-break/>• 160 g de blancs d'œufs<text:line-break/><text:line-break/>Déroulé :<text:line-break/>Monter les jaunes d'œufs au ruban avec la moitié du sucre à l'aide du batteur.<text:line-break/>Tamiser la farine et la fécule, puis ajouter le mélange farine/fécule dans les jaunes.<text:line-break/>Monter les blancs en neige et les serrer avec l'autre moitié du sucre.<text:line-break/>Incorporer les blancs en plusieurs fois dans le mélange jaunes et sucre, à l'aide de la maryse.<text:line-break/>Étaler la préparation sur une plaque avec une feuille de papier de cuisson.<text:line-break/>Cuire à 220°C pendant 15 minutes.<text:line-break/>Laisser refroidir sur une grille puis détailler un disque de diamètre 20 cm et un disque de 13 cm.<text:line-break/>Détailler également des cubes de biscuit de 1cm de côté.<text:line-break/><text:line-break/>ÉTAPE 2 : La ganache montée au café<text:line-break/><text:line-break/>• 84 g de couverture dulcey<text:line-break/>• 190 g de crème liquide (1)<text:line-break/>• 20 g de café ristretto<text:line-break/>• 190 g de crème liquide (2)<text:line-break/>• 3 g de gélatine poudre<text:line-break/>• 20 g d'eau pour gélatine<text:line-break/>• 1 g de sel fin<text:line-break/><text:line-break/>Déroulé :<text:line-break/>Faire tremper la gélatine dans de l'eau froide pendant 20 minutes.<text:line-break/>Faire fondre le dulcey de leche au bain marie.<text:line-break/>Mettre à bouillir la crème liquide 1 avec le sel fin et le café ristretto.<text:line-break/>Verser la crème chaude en 3 fois sur le dulcey de leche, tout en continuant de remuer.<text:line-break/>Afin d'obtenir une belle émulsion, ajouter la crème froide (2) à la préparation.<text:line-break/>Ajouter la gélatine, préalablement trempée dans l'eau froide.<text:line-break/>Enfin, monter la ganache au batteur puis laisser la reposer au frais le temps de terminer la recette<text:line-break/>Laisser reposer 15 minutes au réfrigérateur pour qu'elle fige.<text:line-break/><text:line-break/>Sous étape : La crème de marron<text:line-break/><text:line-break/>• 100 g de Crème de Marron<text:line-break/>• 3 Gousses de vanille<text:line-break/><text:line-break/>Déroulé :<text:line-break/>Mélanger la crème de marron avec la gousse de vanille préalablement fendue et grattée.<text:line-break/><text:line-break/>ÉTAPE 3 : La crème mascarpone<text:line-break/>• 115 g de sucre<text:line-break/>• 30 g d'eau<text:line-break/>• 80 g de jaunes d'œufs<text:line-break/>• 6 g de gélatine poudre<text:line-break/>• 38 g d'eau pour gélatine<text:line-break/>• 265 g de mascarpone<text:line-break/>• 265 g de crème uht<text:line-break/><text:line-break/><text:line-break/>Déroulé :<text:line-break/>Mettre la gélatine à tremper dans son eau.<text:line-break/>Cuire à 121°C l'eau et le sucre.<text:line-break/>Pendant ce temps, commencer à monter les jaunes d'œufs.<text:line-break/>Ajouter la gélatine fondue pour les petites quantités.<text:line-break/>Verser le sucre cuit sur les jaunes. Laisser monter<text:line-break/>Travailler le mascarpone avec une maryse afin d'obtenir une texture de crème.<text:line-break/>Verser ensuite les jaunes d'œufs dans le mascarpone.<text:line-break/>Dans un récipient, battre de la crème fouettée au batteur, puis l'incorporer délicatement au reste de la préparation, à l'aide d'une maryse.<text:line-break/><text:line-break/>ÉTAPE 4 : Le dressage<text:line-break/>Chablonner les deux biscuits avec une fine couche de chocolat blanc fondu.<text:line-break/>Retourner le plus grand biscuit sur un carton de présentation.<text:line-break/>Sur le disque de 20cm de diamètre, étaler la crème de marron au centre, de manière à ce que ce soit de même diamètre que le deuxième disque (13cm). Déposer ce deuxième disque par-dessus.<text:line-break/>A l'aide d'une poche à douille, pocher sur le grand disque tout autour des boules de ganache montée café en formant des pointes.<text:line-break/>Pocher ensuite en rond la crème mascarpone au centre sur le petit disque.<text:line-break/>Décorer le dessus avec des cubes de biscuit cuillère roulés dans le cacao</text:p></text:list-item></text:list></draw:text-box></draw:frame><text:soft-page-break/><text:span text:style-name="T1"><text:line-break/><text:line-break/>La suite sur Teva.fr : </text:span><text:a xlink:type="simple" xlink:href="http://www.teva.fr/emission-sucrement_bon/news-sucrement_bon/792404-le_tiramisu_cafe_marron_vanille_de_cyril_lignac.html#ixzz3ye3rS6vT" text:style-name="Internet_20_link" text:visited-style-name="Visited_20_Internet_20_Link">Le tiramisu café marron vanille de Cyril Lignac SUCRÉMENT BON Téva - Teva.fr</text:a><text:a xlink:type="simple" xlink:href="http://www.teva.fr/emission-sucrement_bon/news-sucrement_bon/792404-le_tiramisu_cafe_marron_vanille_de_cyril_lignac.html#ixzz3ye3rS6vT" text:style-name="Internet_20_link" text:visited-style-name="Visited_20_Internet_20_Link">http://www.teva.fr/emission-sucrement_bon/news-sucrement_bon/792404-le_tiramisu_cafe_marron_vanille_de_cyril_lignac.html#ixzz3ye3rS6vT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Lematre</meta:initial-creator>
    <meta:creation-date>2016-01-29T15:50:39.09</meta:creation-date>
    <meta:document-statistic meta:table-count="0" meta:image-count="2" meta:object-count="4" meta:page-count="3" meta:paragraph-count="9" meta:word-count="612" meta:character-count="3409"/>
    <dc:date>2016-01-29T15:51:56.38</dc:date>
    <dc:creator>Sophie Lematre</dc:creator>
    <meta:editing-duration>PT1M17S</meta:editing-duration>
    <meta:editing-cycles>1</meta:editing-cycles>
    <meta:generator>OpenOffice/4.1.1$Win32 OpenOffice.org_project/411m6$Build-9775</meta:generator>
  </office:meta>
</office:document-meta>
</file>